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58EA3DB1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BIFOCAUX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9.133cm" svg:y="0.743cm" svg:width="5.895cm" svg:height="1.928cm" draw:z-index="0"><draw:image xlink:href="Pictures/100002010000012C00000058EA3DB1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7-26T23:03:04.236262692</dc:date>
    <meta:editing-duration>PT4H43M1S</meta:editing-duration>
    <meta:editing-cycles>127</meta:editing-cycles>
    <meta:generator>LibreOffice/4.3.3.2$Linux_X86_64 LibreOffice_project/430m0$Build-2</meta:generator>
    <dc:creator>L. FRANCOIS</dc:creator>
    <meta:document-statistic meta:table-count="2" meta:image-count="1" meta:object-count="0" meta:page-count="2" meta:paragraph-count="44" meta:word-count="388" meta:character-count="1664" meta:non-whitespace-character-count="1508"/>
  </office:meta>
</office:document-meta>
</file>